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E00000112C8966F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5.166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9cm" svg:height="15.416cm" svg:x="1cm" svg:y="1.25cm">
          <draw:text-box>
            <text:p text:style-name="P1"><text:span text:style-name="T1">Implemente uma tabela hash de endereçamento fechado para inserção de strings. Sua tabela deve conter cada nome da lista abaixo, e retornar a posição do nome na lista de nomes. </text:span></text:p>
            <text:p text:style-name="P1"><text:span text:style-name="T1"><text:a xlink:href="https://github.com/emersonsoares/SampleDataGenerator/blob/master/SampleDataGenerator/Resources/nomes.txt" xlink:type="simple">https://github.com/emersonsoares/SampleDataGenerator/blob/master/SampleDataGenerator/Resources/nomes.txt</text:a></text:span></text:p>
            <text:p text:style-name="P1"><text:span text:style-name="T1">Utilize a função hash para strings definida abaixo (a implementação pode ser feita em qualquer linguagem):</text:span></text:p>
            <text:p text:style-name="P1"><text:span text:style-name="T1"/></text:p>
          </draw:text-box>
        </draw:frame>
        <draw:frame draw:style-name="gr2" draw:text-style-name="P3" draw:layer="layout" svg:width="18.999cm" svg:height="10.75cm" svg:x="1.001cm" svg:y="9.25cm">
          <draw:image xlink:href="Pictures/10000001000003BE00000112C8966F8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3T14:41:28.759000000</meta:creation-date>
    <dc:date>2024-04-03T14:42:22.923000000</dc:date>
    <meta:editing-duration>PT54S</meta:editing-duration>
    <meta:editing-cycles>1</meta:editing-cycles>
    <meta:document-statistic meta:object-count="2"/>
    <meta:generator>LibreOffice/24.2.0.3$Windows_X86_64 LibreOffice_project/da48488a73ddd66ea24cf16bbc4f7b9c08e9bea1</meta:generator>
  </office:meta>
</office:document-meta>
</file>